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6D000000BF33D65CDCC9363F96.png" manifest:media-type="image/png"/>
  <manifest:file-entry manifest:full-path="Pictures/1000020100000100000000B438D7639EC828646F.png" manifest:media-type="image/png"/>
  <manifest:file-entry manifest:full-path="Pictures/1000AC2D000013A700000DDCE7C59EF6E25BCEA6.svg" manifest:media-type="image/svg+xml"/>
  <manifest:file-entry manifest:full-path="Pictures/100014180000085F00000EAED19C29FB334D6A04.svg" manifest:media-type="image/svg+xml"/>
  <manifest:file-entry manifest:full-path="Pictures/10000201000004B000000322E95068889DCA1BF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369cm" svg:y="3.48cm">
          <draw:image xlink:href="Pictures/10000201000004B000000322E95068889DCA1BFB.png" xlink:type="simple" xlink:show="embed" xlink:actuate="onLoad">
            <text:p/>
          </draw:image>
        </draw:frame>
        <draw:frame draw:style-name="gr1" draw:text-style-name="P1" draw:layer="layout" svg:width="1.899cm" svg:height="1.339cm" draw:transform="rotate (-0.636347045277132) translate (12.894cm 9.97cm)">
          <draw:image xlink:href="Pictures/1000AC2D000013A700000DDCE7C59EF6E25BCEA6.svg" xlink:type="simple" xlink:show="embed" xlink:actuate="onLoad">
            <text:p/>
          </draw:image>
          <draw:image xlink:href="Pictures/1000020100000100000000B438D7639EC828646F.png" xlink:type="simple" xlink:show="embed" xlink:actuate="onLoad"/>
        </draw:frame>
        <draw:path draw:style-name="gr2" draw:text-style-name="P2" draw:layer="layout" svg:width="17.095cm" svg:height="11.939cm" draw:transform="rotate (-1.14196892957989) translate (17.7806058293346cm -0.903582226113209cm)" svg:viewBox="0 0 17096 11940" svg:d="M0 11940c8667-4529 10883-6120 17096-11940">
          <text:p/>
        </draw:path>
        <draw:frame draw:style-name="gr1" draw:text-style-name="P1" draw:layer="layout" svg:width="0.527cm" svg:height="0.925cm" svg:x="14.557cm" svg:y="7.291cm">
          <draw:image xlink:href="Pictures/100014180000085F00000EAED19C29FB334D6A04.svg" xlink:type="simple" xlink:show="embed" xlink:actuate="onLoad">
            <text:p/>
          </draw:image>
          <draw:image xlink:href="Pictures/100002010000006D000000BF33D65CDCC9363F96.png" xlink:type="simple" xlink:show="embed" xlink:actuate="onLoad"/>
        </draw:frame>
        <draw:frame draw:style-name="gr1" draw:text-style-name="P1" draw:layer="layout" svg:width="0.527cm" svg:height="0.925cm" svg:x="15.297cm" svg:y="7.723cm">
          <draw:image xlink:href="Pictures/100014180000085F00000EAED19C29FB334D6A04.svg" xlink:type="simple" xlink:show="embed" xlink:actuate="onLoad">
            <text:p/>
          </draw:image>
          <draw:image xlink:href="Pictures/100002010000006D000000BF33D65CDCC9363F96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15:54:21.660633372</meta:creation-date>
    <dc:date>2019-08-28T15:59:07.880576971</dc:date>
    <meta:editing-duration>PT4M49S</meta:editing-duration>
    <meta:editing-cycles>1</meta:editing-cycles>
    <meta:document-statistic meta:object-count="5"/>
    <meta:generator>LibreOffice/5.4.5.1$MacOSX_X86_64 LibreOffice_project/79c9829dd5d8054ec39a82dc51cd9eff340dbee8</meta:generator>
  </office:meta>
</office:document-meta>
</file>